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4.822cm"/>
    </style:style>
    <style:style style:name="co4" style:family="table-column">
      <style:table-column-properties fo:break-before="auto" style:column-width="6.7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" style:font-name-asian="DejaVu Sans Condensed" style:font-name-complex="FreeSans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1" office:value-type="string">
            <text:p>vMime</text:p>
          </table:table-cell>
          <table:table-cell table:style-name="ce1" office:value-type="string">
            <text:p>Thunderbird</text:p>
          </table:table-cell>
          <table:table-cell table:style-name="ce1" office:value-type="string">
            <text:p>Evolution</text:p>
          </table:table-cell>
          <table:table-cell table:style-name="ce1" office:value-type="string">
            <text:p>Kmail</text:p>
          </table:table-cell>
        </table:table-row>
        <table:table-row table:style-name="ro1">
          <table:table-cell office:value-type="string">
            <text:p>POP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ost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rt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Login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assword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Crypto</text:p>
          </table:table-cell>
          <table:table-cell office:value-type="string">
            <text:p>None</text:p>
            <text:p>SSL</text:p>
            <text:p>STARTTLS</text:p>
          </table:table-cell>
          <table:table-cell office:value-type="string">
            <text:p>None</text:p>
            <text:p>STARTTLS</text:p>
            <text:p>SSL/TLS</text:p>
          </table:table-cell>
          <table:table-cell/>
          <table:table-cell office:value-type="string">
            <text:p>None</text:p>
            <text:p>SSL</text:p>
            <text:p>TLS</text:p>
          </table:table-cell>
        </table:table-row>
        <table:table-row table:style-name="ro3">
          <table:table-cell/>
          <table:table-cell office:value-type="string">
            <text:p>Auth:</text:p>
          </table:table-cell>
          <table:table-cell office:value-type="string">
            <text:p>None</text:p>
            <text:p>SASL</text:p>
            <text:p>APOP</text:p>
          </table:table-cell>
          <table:table-cell office:value-type="string">
            <text:p>Pass</text:p>
            <text:p>CryptedPass</text:p>
            <text:p>Cerberos/GSSAPI</text:p>
            <text:p>NTLM</text:p>
          </table:table-cell>
          <table:table-cell/>
          <table:table-cell office:value-type="string">
            <text:p>Plain text</text:p>
            <text:p>Login</text:p>
            <text:p>Plain</text:p>
            <text:p>Cram-MD5</text:p>
            <text:p>Digest-MD5</text:p>
            <text:p>NTLM</text:p>
            <text:p>GSSAPI</text:p>
            <text:p>APOP</text:p>
          </table:table-cell>
        </table:table-row>
        <table:table-row table:style-name="ro4">
          <table:table-cell/>
          <table:table-cell office:value-type="string">
            <text:p>Options</text:p>
          </table:table-cell>
          <table:table-cell office:value-type="string">
            <text:p>TLS required</text:p>
            <text:p>SASL required</text:p>
            <text:p>APOP required</text:p>
          </table:table-cell>
          <table:table-cell office:value-type="string">
            <text:p>Check on start</text:p>
            <text:p>Check every ... min</text:p>
            <text:p>Autoload new msgs</text:p>
            <text:p>Load headers only</text:p>
            <text:p>Leave msgs on server: ...</text:p>
            <text:p>Clean Deleted on exit</text:p>
            <text:p>Folder (default — hostname)</text:p>
          </table:table-cell>
          <table:table-cell/>
          <table:table-cell office:value-type="string">
            <text:p>Include in check</text:p>
            <text:p>Check every ... min</text:p>
            <text:p>Leave msgs on server: ...</text:p>
            <text:p>Inbox folder:</text:p>
          </table:table-cell>
        </table:table-row>
        <table:table-row table:style-name="ro1">
          <table:table-cell/>
          <table:table-cell office:value-type="string">
            <text:p>Addon</text:p>
          </table:table-cell>
          <table:table-cell table:number-columns-repeated="4"/>
        </table:table-row>
        <table:table-row table:style-name="ro1">
          <table:table-cell office:value-type="string">
            <text:p>IMAP</text:p>
          </table:table-cell>
          <table:table-cell office:value-type="string">
            <text:p>Host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rt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Login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assword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Crypto</text:p>
          </table:table-cell>
          <table:table-cell office:value-type="string">
            <text:p>None</text:p>
            <text:p>SSL</text:p>
            <text:p>STARTTLS</text:p>
          </table:table-cell>
          <table:table-cell office:value-type="string">
            <text:p>None</text:p>
            <text:p>STARTTLS</text:p>
            <text:p>SSL/TLS</text:p>
          </table:table-cell>
          <table:table-cell/>
          <table:table-cell office:value-type="string">
            <text:p>None</text:p>
            <text:p>SSL</text:p>
            <text:p>TLS</text:p>
          </table:table-cell>
        </table:table-row>
        <table:table-row table:style-name="ro3">
          <table:table-cell/>
          <table:table-cell office:value-type="string">
            <text:p>Auth:</text:p>
          </table:table-cell>
          <table:table-cell office:value-type="string">
            <text:p>None</text:p>
            <text:p>SASL</text:p>
            <text:p>APOP</text:p>
          </table:table-cell>
          <table:table-cell office:value-type="string">
            <text:p>Pass</text:p>
            <text:p>CryptedPass</text:p>
            <text:p>Cerberos/GSSAPI</text:p>
            <text:p>NTLM</text:p>
          </table:table-cell>
          <table:table-cell/>
          <table:table-cell office:value-type="string">
            <text:p>Plain text</text:p>
            <text:p>Login</text:p>
            <text:p>Plain</text:p>
            <text:p>Cram-MD5</text:p>
            <text:p>Digest-MD5</text:p>
            <text:p>NTLM</text:p>
            <text:p>GSSAPI</text:p>
            <text:p>Anonymous</text:p>
          </table:table-cell>
        </table:table-row>
        <table:table-row table:style-name="ro5">
          <table:table-cell/>
          <table:table-cell office:value-type="string">
            <text:p>Options</text:p>
          </table:table-cell>
          <table:table-cell office:value-type="string">
            <text:p>TLS required</text:p>
            <text:p>SASL required</text:p>
            <text:p>APOP required</text:p>
          </table:table-cell>
          <table:table-cell office:value-type="string">
            <text:p>Check on start</text:p>
            <text:p>Check every ... min</text:p>
            <text:p>On delete: ...</text:p>
            <text:p>Compress inbox on exit</text:p>
            <text:p>Clean Deleted on exit</text:p>
            <text:p>Folder (default — hostname)</text:p>
          </table:table-cell>
          <table:table-cell/>
          <table:table-cell office:value-type="string">
            <text:p>Include in check</text:p>
            <text:p>Check every ... min</text:p>
            <text:p>Autoclean deleted msgs</text:p>
            <text:p>Show hidden folders</text:p>
            <text:p>Show only server-side subsribed folders</text:p>
            <text:p><text:span text:style-name="T1">Show only local-side subsribed folders</text:span></text:p>
            <text:p>Load attachments on demand</text:p>
            <text:p>Enum opened folders only</text:p>
            <text:p>Trash folder:</text:p>
          </table:table-cell>
        </table:table-row>
        <table:table-row table:style-name="ro1">
          <table:table-cell/>
          <table:table-cell office:value-type="string">
            <text:p>Addon</text:p>
          </table:table-cell>
          <table:table-cell table:number-columns-repeated="4"/>
        </table:table-row>
        <table:table-row table:style-name="ro1">
          <table:table-cell office:value-type="string">
            <text:p>SMTP</text:p>
          </table:table-cell>
          <table:table-cell office:value-type="string">
            <text:p>Host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rt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Login</text:p>
          </table:table-cell>
          <table:table-cell table:number-columns-repeated="2" office:value-type="string">
            <text:p>[]</text:p>
          </table:table-cell>
          <table:table-cell/>
          <table:table-cell office:value-type="string">
            <text:p>[]</text:p>
          </table:table-cell>
        </table:table-row>
        <table:table-row table:style-name="ro1">
          <table:table-cell/>
          <table:table-cell office:value-type="string">
            <text:p>Password</text:p>
          </table:table-cell>
          <table:table-cell table:number-columns-repeated="2" office:value-type="string">
            <text:p>[]</text:p>
          </table:table-cell>
          <table:table-cell/>
          <table:table-cell office:value-type="string">
            <text:p>[]</text:p>
          </table:table-cell>
        </table:table-row>
        <table:table-row table:style-name="ro2">
          <table:table-cell/>
          <table:table-cell office:value-type="string">
            <text:p>Crypto</text:p>
          </table:table-cell>
          <table:table-cell office:value-type="string">
            <text:p>None</text:p>
            <text:p>SSL</text:p>
            <text:p>STARTTLS</text:p>
          </table:table-cell>
          <table:table-cell office:value-type="string">
            <text:p>None</text:p>
            <text:p>STARTTLS</text:p>
            <text:p>SSL/TLS</text:p>
          </table:table-cell>
          <table:table-cell/>
          <table:table-cell office:value-type="string">
            <text:p>None</text:p>
            <text:p>SSL</text:p>
            <text:p>TLS</text:p>
          </table:table-cell>
        </table:table-row>
        <table:table-row table:style-name="ro6">
          <table:table-cell/>
          <table:table-cell office:value-type="string">
            <text:p>Auth:</text:p>
          </table:table-cell>
          <table:table-cell office:value-type="string">
            <text:p>TLS required</text:p>
            <text:p>SASL required</text:p>
            <text:p>Need auth</text:p>
          </table:table-cell>
          <table:table-cell office:value-type="string">
            <text:p>None</text:p>
            <text:p>Pass</text:p>
            <text:p>CryptedPass</text:p>
            <text:p>Cerberos/GSSAPI</text:p>
            <text:p>NTLM</text:p>
          </table:table-cell>
          <table:table-cell/>
          <table:table-cell office:value-type="string">
            <text:p>Login</text:p>
            <text:p>Plain</text:p>
            <text:p>Cram-MD5</text:p>
            <text:p>Digest-MD5</text:p>
            <text:p>NTLM</text:p>
            <text:p>GSSAPI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.01.2011</text:date>, <text:time>12:32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0T11:15:54</meta:creation-date>
    <meta:generator>OpenOffice.org/3.3$Linux OpenOffice.org_project/330m18$Build-9556</meta:generator>
    <dc:date>2011-01-20T12:32:28</dc:date>
    <meta:editing-duration>PT1H16M40S</meta:editing-duration>
    <meta:editing-cycles>3</meta:editing-cycles>
    <meta:document-statistic meta:table-count="3" meta:cell-count="89" meta:object-count="0"/>
  </office:meta>
</office:document-meta>
</file>